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bjectList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ObjectList.set( XmlObject o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ObjectLis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ObjectList.XmlObjectList( int objec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bjectLis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bjectList.unfil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ObjectList.prettytrim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ObjectList.fil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